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/>
    </style:style>
    <style:style style:name="P3" style:family="paragraph">
      <style:text-properties style:font-name="Liberation Sans"/>
    </style:style>
    <style:style style:name="P4" style:family="paragraph">
      <style:paragraph-properties fo:text-align="center"/>
      <style:text-properties style:font-name="Liberation Sans" fo:font-weight="normal" style:font-weight-asian="normal" style:font-weight-complex="normal"/>
    </style:style>
    <style:style style:name="P5" style:family="paragraph">
      <style:paragraph-properties fo:text-align="center"/>
      <style:text-properties style:font-name="Liberation Sans"/>
    </style:style>
    <style:style style:name="P6" style:family="paragraph">
      <style:text-properties fo:font-size="12pt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729fcf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color="#336699" draw:textarea-horizontal-align="justify" draw:textarea-vertical-align="middle" draw:auto-grow-height="false" style:run-through="foreground"/>
    </style:style>
    <style:style style:name="gr6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7" style:family="graphic">
      <style:graphic-properties svg:stroke-color="#66cc00" draw:fill-color="#579d1c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draw:stroke-dash="Ultrafine_20_Dotted_20__28_var_29_" svg:stroke-color="#333333" draw:fill="solid" draw:fill-color="#ccff99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1.6488in" svg:height="0.7941in" svg:x="4.7181in" svg:y="-0.6327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" draw:style-name="gr2"><draw:custom-shape draw:style-name="gr3" svg:width="0.698in" svg:height="0.7606in" svg:x="6.6437in" svg:y="-0.5453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3" svg:width="0.698in" svg:height="0.7606in" svg:x="6.5598in" svg:y="-0.5016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text:anchor-type="paragraph" draw:z-index="2" draw:style-name="gr1" svg:width="0.698in" svg:height="0.7606in" svg:x="6.4661in" svg:y="-0.4535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text:anchor-type="paragraph" draw:z-index="3" draw:style-name="gr1" draw:text-style-name="P3" svg:width="1.6461in" svg:height="0.7921in" svg:x="-0.2819in" svg:y="-0.4972in"><text:p text:style-name="P1"><text:span text:style-name="T2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3" svg:width="1.6461in" svg:height="0.7921in" svg:x="4.6346in" svg:y="-0.5598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3" svg:width="1.6461in" svg:height="0.7921in" svg:x="2.1453in" svg:y="-0.4764in"><text:p text:style-name="P1"><text:span text:style-name="T2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1" draw:text-style-name="P3" svg:width="1.6461in" svg:height="0.7921in" svg:x="4.572in" svg:y="-0.4764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4" draw:text-style-name="P4" svg:width="5.6567in" svg:height="0.313in" svg:x="-0.2528in" svg:y="0.6819in"><text:p text:style-name="P1"><text:span text:style-name="T3">Shared File-syst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8" draw:style-name="gr2"><draw:custom-shape draw:style-name="gr5" draw:text-style-name="P5" svg:width="1.4488in" svg:height="0.7504in" svg:x="5.7154in" svg:y="0.5528in"><text:p text:style-name="P1"><text:span text:style-name="T2">Dis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6" svg:width="0.2713in" svg:height="0.3752in" svg:x="6.5516in" svg:y="0.3154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svg:width="0.2713in" svg:height="0.3752in" svg:x="5.8327in" svg:y="0.3236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custom-shape text:anchor-type="paragraph" draw:z-index="9" draw:style-name="gr7" svg:width="0.2713in" svg:height="0.3752in" svg:x="5.0484in" svg:y="0.307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" draw:style-name="gr8" svg:width="0.2406in" svg:height="0.3878in" svg:x="0.4181in" svg:y="0.2945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" draw:style-name="gr9" draw:text-style-name="P6" svg:width="0.4268in" svg:height="0.2043in" svg:x="6.2173in" svg:y="-0.190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style-name="gr9" draw:text-style-name="P6" svg:width="0.7831in" svg:height="0.2043in" svg:x="1.3638in" svg:y="-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9" draw:text-style-name="P6" svg:width="0.7831in" svg:height="0.2043in" svg:x="3.7909in" svg:y="-0.174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4:53:50.215642195</meta:creation-date>
    <dc:date>2014-12-30T15:22:35.184437629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